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0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3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svg:stroke-color="#000000" draw:textarea-vertical-align="middle"/>
    </style:style>
    <style:style style:name="gr3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7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9pt" style:font-size-asian="14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 style:font-size-asian="14pt" style:font-size-complex="18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1.374cm" svg:height="0.704cm" svg:x="12.897cm" svg:y="1.348cm">
            <draw:text-box>
              <text:p text:style-name="P2"><text:span text:style-name="T1">input</text:span></text:p>
            </draw:text-box>
          </draw:frame>
          <draw:custom-shape draw:style-name="gr3" draw:text-style-name="P4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6" draw:layer="layout" svg:width="1.382cm" svg:height="0.556cm" svg:x="12.219cm" svg:y="2.448cm">
            <draw:text-box>
              <text:p text:style-name="P5"><text:span text:style-name="T2">output</text:span></text:p>
            </draw:text-box>
          </draw:frame>
          <draw:custom-shape draw:style-name="gr5" draw:text-style-name="P4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7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8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7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9" draw:layer="layout" svg:x1="12cm" svg:y1="4cm" svg:x2="14cm" svg:y2="3.401cm" svg:d="M12000 4000h750v-599h1250" svg:viewBox="0 0 2001 600">
          <text:p/>
        </draw:connector>
        <draw:connector draw:style-name="gr9" draw:text-style-name="P9" draw:layer="layout" svg:x1="12cm" svg:y1="4.5cm" svg:x2="14.021cm" svg:y2="5.511cm" svg:d="M12000 4500h1011v1011h1010" svg:viewBox="0 0 2022 1012">
          <text:p/>
        </draw:connector>
        <draw:frame draw:style-name="gr10" draw:text-style-name="P10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10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1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1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4" xml:id="id3" draw:id="id3" draw:layer="layout" svg:width="3cm" svg:height="1cm" svg:x="9cm" svg:y="1.5cm">
          <text:p text:style-name="P11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2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1" xml:id="id4" draw:id="id4" draw:layer="layout" svg:width="1cm" svg:height="2cm" svg:x="2cm" svg:y="7.999cm">
          <text:p text:style-name="P11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1" xml:id="id5" draw:id="id5" draw:layer="layout" svg:width="1cm" svg:height="2cm" svg:x="4cm" svg:y="7.999cm">
          <text:p text:style-name="P11">译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1cm" svg:height="2cm" svg:x="8cm" svg:y="12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1" xml:id="id8" draw:id="id8" draw:layer="layout" svg:width="1cm" svg:height="2cm" svg:x="12cm" svg:y="12cm">
          <text:p text:style-name="P11">算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2cm" svg:height="1cm" svg:x="8cm" svg:y="4cm">
          <draw:glue-point draw:id="4" svg:x="-3cm" svg:y="5cm"/>
          <text:p text:style-name="P11">暂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9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1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9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9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9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9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1" xml:id="id9" draw:id="id9" draw:layer="layout" svg:width="2cm" svg:height="1cm" svg:x="5cm" svg:y="2cm">
          <text:p text:style-name="P11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9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9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9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9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9" draw:layer="layout" svg:x1="14.6cm" svg:y1="4cm" svg:x2="16.6cm" svg:y2="3.401cm" svg:d="M14600 4000h750v-599h1250" svg:viewBox="0 0 2001 600">
          <text:p/>
        </draw:connector>
        <draw:connector draw:style-name="gr9" draw:text-style-name="P9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9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9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9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9" draw:layer="layout" svg:x1="14cm" svg:y1="2.1cm" svg:x2="16.315cm" svg:y2="2.729cm" svg:d="M14000 2100h1158v629h1157" svg:viewBox="0 0 2316 630">
          <text:p/>
        </draw:connector>
        <draw:connector draw:style-name="gr9" draw:text-style-name="P9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1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1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g>
          <draw:frame draw:style-name="gr2" draw:text-style-name="P3" draw:layer="layout" svg:width="1.196cm" svg:height="0.704cm" svg:x="1.704cm" svg:y="6.296cm">
            <draw:text-box>
              <text:p text:style-name="P2"><text:span text:style-name="T1">ir_in</text:span></text:p>
            </draw:text-box>
          </draw:frame>
          <draw:custom-shape draw:style-name="gr3" draw:text-style-name="P4" draw:layer="layout" svg:width="0.7cm" svg:height="0.548cm" svg:x="1.007cm" svg:y="6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1" draw:layer="layout" svg:width="3cm" svg:height="1cm" draw:transform="rotate (-3.14159265358979) translate (7cm 9cm)">
          <draw:glue-point draw:id="8" svg:x="-3.99cm" svg:y="4.99cm"/>
          <draw:glue-point draw:id="9" svg:x="3.996cm" svg:y="4.98cm"/>
          <draw:glue-point draw:id="10" svg:x="-1.99cm" svg:y="4.99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5" draw:text-style-name="P11" draw:layer="layout" svg:width="2cm" svg:height="3cm" svg:x="3cm" svg:y="11cm">
          <text:p text:style-name="P11">指令</text:p>
          <text:p text:style-name="P11">地址</text:p>
          <text:p text:style-name="P11">运算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cm" svg:height="3cm" svg:x="6cm" svg:y="11cm">
          <text:p text:style-name="P11">加载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cm" svg:height="3cm" svg:x="9cm" svg:y="11cm">
          <text:p text:style-name="P11">跳转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6" draw:text-style-name="P12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26" draw:text-style-name="P11" xml:id="id21" draw:id="id21" draw:layer="layout" svg:width="3cm" svg:height="2cm" svg:x="10.001cm" svg:y="3cm">
          <text:p text:style-name="P11">加载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4" draw:id="id24" draw:layer="layout" svg:width="3cm" svg:height="2cm" svg:x="10.001cm" svg:y="8cm">
          <text:p text:style-name="P11">等待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2" draw:id="id22" draw:layer="layout" svg:width="3cm" svg:height="2cm" svg:x="17cm" svg:y="7cm">
          <text:p text:style-name="P11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9" draw:id="id19" draw:layer="layout" svg:width="2cm" svg:height="1cm" svg:x="2.5cm" svg:y="11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7" draw:id="id17" draw:layer="layout" svg:width="3cm" svg:height="1cm" svg:x="2cm" svg:y="15cm">
          <text:p text:style-name="P11">指令匹配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5" draw:id="id15" draw:layer="layout" svg:width="3cm" svg:height="1cm" svg:x="2cm" svg:y="17cm">
          <text:p text:style-name="P11">成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xml:id="id18" draw:id="id18" draw:layer="layout" svg:width="3cm" svg:height="1cm" svg:x="2cm" svg:y="19cm">
          <text:p text:style-name="P11">读取数据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3" draw:id="id13" draw:layer="layout" svg:width="3cm" svg:height="1cm" svg:x="2cm" svg:y="21cm">
          <text:p text:style-name="P11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9" draw:layer="layout" svg:x1="3.5cm" svg:y1="22cm" svg:x2="2cm" svg:y2="13.5cm" draw:start-shape="id13" draw:start-glue-point="6" draw:end-shape="id14" draw:end-glue-point="5" svg:d="M3500 22000v502h-2001v-9002h501" svg:viewBox="0 0 2002 9003">
          <text:p/>
        </draw:connector>
        <draw:custom-shape draw:style-name="gr28" draw:text-style-name="P11" xml:id="id16" draw:id="id16" draw:layer="layout" svg:width="2cm" svg:height="1cm" svg:x="9cm" svg:y="27.7cm">
          <text:p text:style-name="P11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9" draw:layer="layout" svg:x1="5cm" svg:y1="17.5cm" svg:x2="10cm" svg:y2="27.7cm" draw:start-shape="id15" draw:start-glue-point="7" draw:end-shape="id16" draw:end-glue-point="4" svg:d="M5000 17500h5000v10200" svg:viewBox="0 0 5001 10201">
          <text:p/>
        </draw:connector>
        <draw:connector draw:style-name="gr14" draw:text-style-name="P9" draw:layer="layout" svg:x1="3.5cm" svg:y1="16cm" svg:x2="3.5cm" svg:y2="17cm" draw:start-shape="id17" draw:start-glue-point="2" draw:end-shape="id15" draw:end-glue-point="4" svg:d="M3500 16000v1000" svg:viewBox="0 0 1 1001">
          <text:p/>
        </draw:connector>
        <draw:connector draw:style-name="gr14" draw:text-style-name="P9" draw:layer="layout" svg:x1="3.5cm" svg:y1="18cm" svg:x2="3.5cm" svg:y2="19cm" draw:start-shape="id15" draw:start-glue-point="6" draw:end-shape="id18" draw:end-glue-point="0" svg:d="M3500 18000v1000" svg:viewBox="0 0 1 1001">
          <text:p/>
        </draw:connector>
        <draw:connector draw:style-name="gr14" draw:text-style-name="P9" draw:layer="layout" svg:x1="3.5cm" svg:y1="20cm" svg:x2="3.5cm" svg:y2="21cm" draw:start-shape="id18" draw:start-glue-point="2" draw:end-shape="id13" draw:end-glue-point="4" svg:d="M3500 20000v1000" svg:viewBox="0 0 1 1001">
          <text:p/>
        </draw:connector>
        <draw:connector draw:style-name="gr14" draw:text-style-name="P9" draw:layer="layout" svg:x1="3.5cm" svg:y1="12cm" svg:x2="3.5cm" svg:y2="13cm" draw:start-shape="id19" draw:start-glue-point="2" draw:end-shape="id14" draw:end-glue-point="4" svg:d="M3500 12000v1000" svg:viewBox="0 0 1 1001">
          <text:p/>
        </draw:connector>
        <draw:custom-shape draw:style-name="gr29" draw:text-style-name="P11" draw:layer="layout" svg:width="1.6cm" svg:height="0.3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3cm" svg:height="1cm" svg:x="7cm" svg:y="15cm">
          <text:p text:style-name="P11">en,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9" draw:layer="layout" draw:line-skew="0.2cm" svg:x1="3.6cm" svg:y1="3.444cm" svg:x2="10.001cm" svg:y2="4cm" draw:start-shape="id20" draw:start-glue-point="1" draw:end-shape="id21" draw:end-glue-point="3" svg:d="M3600 3444h3400v556h3001" svg:viewBox="0 0 6402 557">
          <text:p/>
        </draw:connector>
        <draw:connector draw:style-name="gr14" draw:text-style-name="P9" draw:layer="layout" svg:x1="11.501cm" svg:y1="5cm" svg:x2="18.5cm" svg:y2="7cm" draw:start-shape="id21" draw:start-glue-point="2" draw:end-shape="id22" svg:d="M11501 5000v1000h6999v1000" svg:viewBox="0 0 7000 2001">
          <text:p/>
        </draw:connector>
        <draw:frame draw:style-name="gr31" draw:text-style-name="P14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20" draw:id="id20">
          <draw:frame draw:style-name="gr32" draw:text-style-name="P3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5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9" draw:layer="layout" svg:x1="14cm" svg:y1="6.8cm" svg:x2="11.501cm" svg:y2="3cm" draw:start-shape="id23" draw:start-glue-point="4" draw:end-shape="id21" draw:end-glue-point="0" svg:d="M14000 6800v-4301h-2499v501" svg:viewBox="0 0 2500 4302">
          <text:p/>
        </draw:connector>
        <draw:connector draw:style-name="gr14" draw:text-style-name="P9" draw:layer="layout" draw:line-skew="0cm -1.001cm -0.499cm" svg:x1="18.5cm" svg:y1="9cm" svg:x2="11.501cm" svg:y2="8cm" draw:start-shape="id22" draw:start-glue-point="2" draw:end-shape="id24" draw:end-glue-point="0" svg:d="M18500 9000v501h-4500v-2501h-2499v1000" svg:viewBox="0 0 7000 2502">
          <text:p/>
        </draw:connector>
        <draw:custom-shape draw:style-name="gr33" draw:text-style-name="P16" xml:id="id25" draw:id="id25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1" draw:layer="layout" svg:x1="11.501cm" svg:y1="10cm" svg:x2="16cm" svg:y2="6.2cm" draw:start-shape="id24" draw:start-glue-point="2" draw:end-shape="id25" draw:end-glue-point="8" svg:d="M11501 10000v501h4499v-4301" svg:viewBox="0 0 4500 4302">
          <text:p/>
        </draw:connector>
        <draw:custom-shape draw:style-name="gr33" draw:text-style-name="P16" xml:id="id26" draw:id="id26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9" draw:layer="layout" svg:x1="7cm" svg:y1="4.2cm" svg:x2="10.001cm" svg:y2="9cm" draw:start-shape="id26" draw:start-glue-point="8" draw:end-shape="id24" draw:end-glue-point="3" svg:d="M7000 4200v4800h3001" svg:viewBox="0 0 3002 4801">
          <text:p/>
        </draw:connector>
        <draw:custom-shape draw:style-name="gr33" draw:text-style-name="P16" xml:id="id23" draw:id="id23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9" draw:layer="layout" svg:x1="7cm" svg:y1="4.2cm" svg:x2="10.001cm" svg:y2="9cm" svg:d="M7000 4200v4800h3001" svg:viewBox="0 0 3002 4801">
          <text:p/>
        </draw:connector>
        <draw:frame draw:style-name="gr36" draw:text-style-name="P14" draw:layer="layout" svg:width="1.205cm" svg:height="0.962cm" svg:x="18.595cm" svg:y="9.1cm">
          <draw:text-box>
            <text:p>en</text:p>
          </draw:text-box>
        </draw:frame>
        <draw:connector draw:style-name="gr35" draw:text-style-name="P9" draw:layer="layout" svg:x1="5cm" svg:y1="21.5cm" svg:x2="5cm" svg:y2="19.5cm" draw:start-shape="id13" draw:start-glue-point="7" draw:end-shape="id18" draw:end-glue-point="1" svg:d="M5000 21500h502v-2000h-502" svg:viewBox="0 0 503 2001">
          <text:p/>
        </draw:connector>
        <draw:custom-shape draw:style-name="gr27" draw:text-style-name="P11" xml:id="id14" draw:id="id14" draw:layer="layout" svg:width="3cm" svg:height="1cm" svg:x="2cm" svg:y="13cm">
          <text:p text:style-name="P11">指令有效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9" draw:layer="layout" svg:x1="3.5cm" svg:y1="14cm" svg:x2="3.5cm" svg:y2="15cm" draw:start-shape="id14" draw:start-glue-point="6" draw:end-shape="id17" draw:end-glue-point="0" svg:d="M3500 14000v1000" svg:viewBox="0 0 1 1001">
          <text:p/>
        </draw:connector>
        <draw:connector draw:style-name="gr35" draw:text-style-name="P9" draw:layer="layout" svg:x1="5cm" svg:y1="13.5cm" svg:x2="4.5cm" svg:y2="11.5cm" draw:start-shape="id14" draw:start-glue-point="7" draw:end-shape="id19" draw:end-glue-point="1" svg:d="M5000 13500h502v-2000h-1002" svg:viewBox="0 0 1003 2001">
          <text:p/>
        </draw:connector>
      </draw:page>
      <draw:page draw:name="page6" draw:style-name="dp1" draw:master-page-name="默认">
        <draw:frame draw:style-name="gr16" draw:text-style-name="P12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1" draw:layer="layout" svg:width="2cm" svg:height="1cm" svg:x="3.5cm" svg:y="2.998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cm" svg:height="1cm" svg:x="3cm" svg:y="7cm">
          <text:p text:style-name="P11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27" draw:id="id27" draw:layer="layout" svg:width="3cm" svg:height="1cm" svg:x="3cm" svg:y="9cm">
          <text:p text:style-name="P11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xml:id="id32" draw:id="id32" draw:layer="layout" svg:width="3cm" svg:height="1cm" svg:x="3cm" svg:y="11cm">
          <text:p text:style-name="P11">暂停</text:p>
          <draw:enhanced-geometry svg:viewBox="0 0 21600 21600" draw:type="rectangle" draw:enhanced-path="M 0 0 L 21600 0 21600 21600 0 21600 0 0 Z N"/>
        </draw:custom-shape>
        <draw:custom-shape draw:style-name="gr27" draw:text-style-name="P11" xml:id="id29" draw:id="id29" draw:layer="layout" svg:width="3cm" svg:height="1cm" svg:x="3cm" svg:y="17cm">
          <text:p text:style-name="P11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1" xml:id="id28" draw:id="id28" draw:layer="layout" svg:width="2cm" svg:height="1cm" svg:x="7cm" svg:y="26cm">
          <text:p text:style-name="P11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9" draw:layer="layout" svg:x1="6cm" svg:y1="9.5cm" svg:x2="8cm" svg:y2="26cm" draw:start-shape="id27" draw:start-glue-point="7" draw:end-shape="id28" draw:end-glue-point="4" svg:d="M6000 9500h2000v16500" svg:viewBox="0 0 2001 16501">
          <text:p/>
        </draw:connector>
        <draw:custom-shape draw:style-name="gr15" draw:text-style-name="P11" xml:id="id31" draw:id="id31" draw:layer="layout" svg:width="3cm" svg:height="1cm" svg:x="3cm" svg:y="19cm">
          <text:p text:style-name="P11">跳转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2.999cm" svg:height="1cm" svg:x="8.001cm" svg:y="19cm">
          <text:p text:style-name="P11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5" draw:text-style-name="P9" draw:layer="layout" svg:x1="3cm" svg:y1="17.5cm" svg:x2="4.5cm" svg:y2="13cm" draw:start-shape="id29" draw:start-glue-point="5" draw:end-shape="id30" draw:end-glue-point="4" svg:d="M3000 17500h-890v-5001h2390v501" svg:viewBox="0 0 2391 5002">
          <text:p/>
        </draw:connector>
        <draw:custom-shape draw:style-name="gr27" draw:text-style-name="P11" xml:id="id30" draw:id="id30" draw:layer="layout" svg:width="3cm" svg:height="1cm" svg:x="3cm" svg:y="13cm">
          <text:p text:style-name="P11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3cm" svg:height="1cm" svg:x="8cm" svg:y="11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8" draw:layer="layout" svg:width="7cm" svg:height="1cm" svg:x="12cm" svg:y="6cm">
          <text:p text:style-name="P17"><text:span text:style-name="T6">初始化：</text:span><text:span text:style-name="T6">irn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draw:layer="layout" svg:width="1.196cm" svg:height="0.704cm" svg:x="1.704cm" svg:y="2.296cm">
            <draw:text-box>
              <text:p text:style-name="P2"><text:span text:style-name="T1">ir_in</text:span></text:p>
            </draw:text-box>
          </draw:frame>
          <draw:custom-shape draw:style-name="gr3" draw:text-style-name="P4" draw:layer="layout" svg:width="0.7cm" svg:height="0.548cm" svg:x="1.007cm" svg:y="2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0" draw:text-style-name="P11" draw:layer="layout" svg:width="3cm" svg:height="1cm" svg:x="8cm" svg:y="3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3cm" svg:height="1cm" svg:x="3cm" svg:y="5cm">
          <text:p text:style-name="P11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9" draw:layer="layout" svg:x1="4.5cm" svg:y1="4cm" svg:x2="4.5cm" svg:y2="5cm">
          <text:p/>
        </draw:line>
        <draw:line draw:style-name="gr14" draw:text-style-name="P9" draw:layer="layout" svg:x1="4.5cm" svg:y1="6cm" svg:x2="4.5cm" svg:y2="7cm">
          <text:p/>
        </draw:line>
        <draw:custom-shape draw:style-name="gr30" draw:text-style-name="P11" draw:layer="layout" svg:width="3cm" svg:height="1cm" svg:x="8cm" svg:y="7cm">
          <text:p text:style-name="P11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3cm" svg:height="1cm" svg:x="3cm" svg:y="15cm">
          <text:p text:style-name="P11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2.999cm" svg:height="1cm" svg:x="8.001cm" svg:y="15cm">
          <text:p text:style-name="P11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1" draw:layer="layout" svg:width="3cm" svg:height="1cm" svg:x="10.8cm" svg:y="12.9cm">
          <text:p text:style-name="P11">指令匹配成功&amp;</text:p>
          <text:p text:style-name="P11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9" draw:layer="layout" draw:line-skew="0cm -1.499cm" svg:x1="4.5cm" svg:y1="20cm" svg:x2="3cm" svg:y2="11.5cm" draw:start-shape="id31" draw:start-glue-point="2" draw:end-shape="id32" draw:end-glue-point="3" svg:d="M4500 20000v501h-3500v-9001h2000" svg:viewBox="0 0 3501 9002">
          <text:p/>
        </draw:connector>
        <draw:frame draw:style-name="gr40" draw:text-style-name="P14" draw:layer="layout" svg:width="4.312cm" svg:height="1.085cm" svg:x="2cm" svg:y="21cm">
          <draw:text-box>
            <text:p>等一拍，取指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6T15:59:05.495000000</dc:date>
    <meta:editing-duration>PT17H27S</meta:editing-duration>
    <meta:editing-cycles>36</meta:editing-cycles>
    <meta:generator>LibreOffice/5.3.2.2$Windows_x86 LibreOffice_project/6cd4f1ef626f15116896b1d8e1398b56da0d0ee1</meta:generator>
    <meta:document-statistic meta:object-count="131"/>
  </office:meta>
</office:document-meta>
</file>